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0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ist Siz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qsort_tim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<text:s/>qsort_tim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hrea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qsort_tim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<text:s/>qsort_time </text:p>
          </table:table-cell>
          <table:table-cell office:value-type="float" office:value="0.1718" calcext:value-type="float">
            <text:p>0.1718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6992" calcext:value-type="float">
            <text:p>0.6992</text:p>
          </table:table-cell>
          <table:table-cell office:value-type="string" calcext:value-type="string">
            <text:p><text:s/>qsort_time </text:p>
          </table:table-cell>
          <table:table-cell office:value-type="float" office:value="3.4767" calcext:value-type="float">
            <text:p>3.4767</text:p>
          </table:table-cell>
        </table:table-row>
      </table:table>
      <table:table table:name="Sheet2" table:style-name="ta1">
        <table:shapes>
          <draw:frame draw:z-index="0" draw:style-name="gr1" draw:text-style-name="P1" svg:width="18.248cm" svg:height="10.274cm" svg:x="0cm" svg:y="11.177cm">
            <draw:object draw:notify-on-update-of-ranges="Sheet2.D1:Sheet2.D7 Sheet2.L1:Sheet2.L7 Sheet2.D1:Sheet2.D7 Sheet2.L8:Sheet2.L14 Sheet2.D1:Sheet2.D7 Sheet2.L15:Sheet2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328cm" svg:height="10.309cm" svg:x="20.383cm" svg:y="12.204cm">
            <draw:object draw:notify-on-update-of-ranges="Sheet2.D1:Sheet2.D7 Sheet2.N1:Sheet2.N7 Sheet2.N8:Sheet2.N14 Sheet2.D1:Sheet2.D7 Sheet2.N15:Sheet2.N21 Sheet2.D1:Sheet2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<text:s/>qsort_time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up</text:p>
          </table:table-cell>
          <table:table-cell table:formula="of:=[$Sheet2.$H$1]/[.H1]" office:value-type="float" office:value="1" calcext:value-type="float">
            <text:p>1</text:p>
          </table:table-cell>
          <table:table-cell office:value-type="string" calcext:value-type="string">
            <text:p>Efficiency</text:p>
          </table:table-cell>
          <table:table-cell table:formula="of:=[.L1]/[.D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<text:s/>qsort_time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up</text:p>
          </table:table-cell>
          <table:table-cell table:formula="of:=[$Sheet2.$H$1]/[.H2]" office:value-type="float" office:value="1.06944444444444" calcext:value-type="float">
            <text:p>1.06944444444444</text:p>
          </table:table-cell>
          <table:table-cell office:value-type="string" calcext:value-type="string">
            <text:p>Efficiency</text:p>
          </table:table-cell>
          <table:table-cell table:formula="of:=[.L2]/[.D2]" office:value-type="float" office:value="0.534722222222222" calcext:value-type="float">
            <text:p>0.534722222222222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<text:s/>qsort_time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Speedup</text:p>
          </table:table-cell>
          <table:table-cell table:formula="of:=[$Sheet2.$H$1]/[.H3]" office:value-type="float" office:value="1.26229508196721" calcext:value-type="float">
            <text:p>1.26229508196721</text:p>
          </table:table-cell>
          <table:table-cell office:value-type="string" calcext:value-type="string">
            <text:p>Efficiency</text:p>
          </table:table-cell>
          <table:table-cell table:formula="of:=[.L3]/[.D3]" office:value-type="float" office:value="0.315573770491803" calcext:value-type="float">
            <text:p>0.31557377049180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qsort_time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Speedup</text:p>
          </table:table-cell>
          <table:table-cell table:formula="of:=[$Sheet2.$H$1]/[.H4]" office:value-type="float" office:value="0.48125" calcext:value-type="float">
            <text:p>0.48125</text:p>
          </table:table-cell>
          <table:table-cell office:value-type="string" calcext:value-type="string">
            <text:p>Efficiency</text:p>
          </table:table-cell>
          <table:table-cell table:formula="of:=[.L4]/[.D4]" office:value-type="float" office:value="0.030078125" calcext:value-type="float">
            <text:p>0.030078125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qsort_time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peedup</text:p>
          </table:table-cell>
          <table:table-cell table:formula="of:=[$Sheet2.$H$1]/[.H5]" office:value-type="float" office:value="0.202631578947368" calcext:value-type="float">
            <text:p>0.202631578947368</text:p>
          </table:table-cell>
          <table:table-cell office:value-type="string" calcext:value-type="string">
            <text:p>Efficiency</text:p>
          </table:table-cell>
          <table:table-cell table:formula="of:=[.L5]/[.D5]" office:value-type="float" office:value="0.00316611842105263" calcext:value-type="float">
            <text:p>0.0031661184210526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1547" calcext:value-type="float">
            <text:p>0.1547</text:p>
          </table:table-cell>
          <table:table-cell office:value-type="string" calcext:value-type="string">
            <text:p><text:s/>qsort_time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peedup</text:p>
          </table:table-cell>
          <table:table-cell table:formula="of:=[$Sheet2.$H$1]/[.H6]" office:value-type="float" office:value="0.0497737556561086" calcext:value-type="float">
            <text:p>0.0497737556561086</text:p>
          </table:table-cell>
          <table:table-cell office:value-type="string" calcext:value-type="string">
            <text:p>Efficiency</text:p>
          </table:table-cell>
          <table:table-cell table:formula="of:=[.L6]/[.D6]" office:value-type="float" office:value="0.000194428733031674" calcext:value-type="float">
            <text:p>0.000194428733031674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8.5961" calcext:value-type="float">
            <text:p>8.5961</text:p>
          </table:table-cell>
          <table:table-cell office:value-type="string" calcext:value-type="string">
            <text:p><text:s/>qsort_time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peedup</text:p>
          </table:table-cell>
          <table:table-cell table:formula="of:=[$Sheet2.$H$1]/[.H7]" office:value-type="float" office:value="0.000895755051709496" calcext:value-type="float">
            <text:p>0.000895755051709496</text:p>
          </table:table-cell>
          <table:table-cell office:value-type="string" calcext:value-type="string">
            <text:p>Efficiency</text:p>
          </table:table-cell>
          <table:table-cell table:formula="of:=[.L7]/[.D7]" office:value-type="float" office:value="0.00000087476079268506" calcext:value-type="float">
            <text:p>8.74760792685055E-07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1846" calcext:value-type="float">
            <text:p>0.1846</text:p>
          </table:table-cell>
          <table:table-cell office:value-type="string" calcext:value-type="string">
            <text:p><text:s/>qsort_time </text:p>
          </table:table-cell>
          <table:table-cell office:value-type="float" office:value="0.1717" calcext:value-type="float">
            <text:p>0.1717</text:p>
          </table:table-cell>
          <table:table-cell office:value-type="string" calcext:value-type="string">
            <text:p>Speedup</text:p>
          </table:table-cell>
          <table:table-cell table:formula="of:=[$Sheet2.$H$8]/[.H8]" office:value-type="float" office:value="1" calcext:value-type="float">
            <text:p>1</text:p>
          </table:table-cell>
          <table:table-cell office:value-type="string" calcext:value-type="string">
            <text:p>Efficiency</text:p>
          </table:table-cell>
          <table:table-cell table:formula="of:=[.L8]/[.D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1003" calcext:value-type="float">
            <text:p>0.1003</text:p>
          </table:table-cell>
          <table:table-cell office:value-type="string" calcext:value-type="string">
            <text:p><text:s/>qsort_time </text:p>
          </table:table-cell>
          <table:table-cell office:value-type="float" office:value="0.1711" calcext:value-type="float">
            <text:p>0.1711</text:p>
          </table:table-cell>
          <table:table-cell office:value-type="string" calcext:value-type="string">
            <text:p>Speedup</text:p>
          </table:table-cell>
          <table:table-cell table:formula="of:=[$Sheet2.$H$8]/[.H9]" office:value-type="float" office:value="1.84047856430708" calcext:value-type="float">
            <text:p>1.84047856430708</text:p>
          </table:table-cell>
          <table:table-cell office:value-type="string" calcext:value-type="string">
            <text:p>Efficiency</text:p>
          </table:table-cell>
          <table:table-cell table:formula="of:=[.L9]/[.D9]" office:value-type="float" office:value="0.920239282153539" calcext:value-type="float">
            <text:p>0.920239282153539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572" calcext:value-type="float">
            <text:p>0.0572</text:p>
          </table:table-cell>
          <table:table-cell office:value-type="string" calcext:value-type="string">
            <text:p><text:s/>qsort_time 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Speedup</text:p>
          </table:table-cell>
          <table:table-cell table:formula="of:=[$Sheet2.$H$8]/[.H10]" office:value-type="float" office:value="3.22727272727273" calcext:value-type="float">
            <text:p>3.22727272727273</text:p>
          </table:table-cell>
          <table:table-cell office:value-type="string" calcext:value-type="string">
            <text:p>Efficiency</text:p>
          </table:table-cell>
          <table:table-cell table:formula="of:=[.L10]/[.D10]" office:value-type="float" office:value="0.806818181818182" calcext:value-type="float">
            <text:p>0.806818181818182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<text:s/>qsort_time </text:p>
          </table:table-cell>
          <table:table-cell office:value-type="float" office:value="0.1707" calcext:value-type="float">
            <text:p>0.1707</text:p>
          </table:table-cell>
          <table:table-cell office:value-type="string" calcext:value-type="string">
            <text:p>Speedup</text:p>
          </table:table-cell>
          <table:table-cell table:formula="of:=[$Sheet2.$H$8]/[.H11]" office:value-type="float" office:value="6.76190476190476" calcext:value-type="float">
            <text:p>6.76190476190476</text:p>
          </table:table-cell>
          <table:table-cell office:value-type="string" calcext:value-type="string">
            <text:p>Efficiency</text:p>
          </table:table-cell>
          <table:table-cell table:formula="of:=[.L11]/[.D11]" office:value-type="float" office:value="0.422619047619048" calcext:value-type="float">
            <text:p>0.422619047619048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<text:s/>qsort_time </text:p>
          </table:table-cell>
          <table:table-cell office:value-type="float" office:value="0.1723" calcext:value-type="float">
            <text:p>0.1723</text:p>
          </table:table-cell>
          <table:table-cell office:value-type="string" calcext:value-type="string">
            <text:p>Speedup</text:p>
          </table:table-cell>
          <table:table-cell table:formula="of:=[$Sheet2.$H$8]/[.H12]" office:value-type="float" office:value="6.34364261168385" calcext:value-type="float">
            <text:p>6.34364261168385</text:p>
          </table:table-cell>
          <table:table-cell office:value-type="string" calcext:value-type="string">
            <text:p>Efficiency</text:p>
          </table:table-cell>
          <table:table-cell table:formula="of:=[.L12]/[.D12]" office:value-type="float" office:value="0.0991194158075601" calcext:value-type="float">
            <text:p>0.099119415807560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3519" calcext:value-type="float">
            <text:p>0.3519</text:p>
          </table:table-cell>
          <table:table-cell office:value-type="string" calcext:value-type="string">
            <text:p><text:s/>qsort_time </text:p>
          </table:table-cell>
          <table:table-cell office:value-type="float" office:value="0.2622" calcext:value-type="float">
            <text:p>0.2622</text:p>
          </table:table-cell>
          <table:table-cell office:value-type="string" calcext:value-type="string">
            <text:p>Speedup</text:p>
          </table:table-cell>
          <table:table-cell table:formula="of:=[$Sheet2.$H$8]/[.H13]" office:value-type="float" office:value="0.524580846831486" calcext:value-type="float">
            <text:p>0.524580846831486</text:p>
          </table:table-cell>
          <table:table-cell office:value-type="string" calcext:value-type="string">
            <text:p>Efficiency</text:p>
          </table:table-cell>
          <table:table-cell table:formula="of:=[.L13]/[.D13]" office:value-type="float" office:value="0.00204914393293549" calcext:value-type="float">
            <text:p>0.00204914393293549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8.7011" calcext:value-type="float">
            <text:p>8.7011</text:p>
          </table:table-cell>
          <table:table-cell office:value-type="string" calcext:value-type="string">
            <text:p><text:s/>qsort_time </text:p>
          </table:table-cell>
          <table:table-cell office:value-type="float" office:value="0.2256" calcext:value-type="float">
            <text:p>0.2256</text:p>
          </table:table-cell>
          <table:table-cell office:value-type="string" calcext:value-type="string">
            <text:p>Speedup</text:p>
          </table:table-cell>
          <table:table-cell table:formula="of:=[$Sheet2.$H$8]/[.H14]" office:value-type="float" office:value="0.0212157083587133" calcext:value-type="float">
            <text:p>0.0212157083587133</text:p>
          </table:table-cell>
          <table:table-cell office:value-type="string" calcext:value-type="string">
            <text:p>Efficiency</text:p>
          </table:table-cell>
          <table:table-cell table:formula="of:=[.L14]/[.D14]" office:value-type="float" office:value="0.0000207184651940559" calcext:value-type="float">
            <text:p>2.07184651940559E-05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62.5417" calcext:value-type="float">
            <text:p>62.5417</text:p>
          </table:table-cell>
          <table:table-cell office:value-type="string" calcext:value-type="string">
            <text:p><text:s/>qsort_time </text:p>
          </table:table-cell>
          <table:table-cell office:value-type="float" office:value="62.488" calcext:value-type="float">
            <text:p>62.488</text:p>
          </table:table-cell>
          <table:table-cell office:value-type="string" calcext:value-type="string">
            <text:p>Speedup</text:p>
          </table:table-cell>
          <table:table-cell table:formula="of:=[$Sheet2.$H$15]/[.H15]" office:value-type="float" office:value="1" calcext:value-type="float">
            <text:p>1</text:p>
          </table:table-cell>
          <table:table-cell office:value-type="string" calcext:value-type="string">
            <text:p>Efficiency</text:p>
          </table:table-cell>
          <table:table-cell table:formula="of:=[.L15]/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31.8405" calcext:value-type="float">
            <text:p>31.8405</text:p>
          </table:table-cell>
          <table:table-cell office:value-type="string" calcext:value-type="string">
            <text:p><text:s/>qsort_time </text:p>
          </table:table-cell>
          <table:table-cell office:value-type="float" office:value="62.5202" calcext:value-type="float">
            <text:p>62.5202</text:p>
          </table:table-cell>
          <table:table-cell office:value-type="string" calcext:value-type="string">
            <text:p>Speedup</text:p>
          </table:table-cell>
          <table:table-cell table:formula="of:=[$Sheet2.$H$15]/[.H16]" office:value-type="float" office:value="1.96421852671912" calcext:value-type="float">
            <text:p>1.96421852671912</text:p>
          </table:table-cell>
          <table:table-cell office:value-type="string" calcext:value-type="string">
            <text:p>Efficiency</text:p>
          </table:table-cell>
          <table:table-cell table:formula="of:=[.L16]/[.D16]" office:value-type="float" office:value="0.982109263359558" calcext:value-type="float">
            <text:p>0.982109263359558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16.0605" calcext:value-type="float">
            <text:p>16.0605</text:p>
          </table:table-cell>
          <table:table-cell office:value-type="string" calcext:value-type="string">
            <text:p><text:s/>qsort_time </text:p>
          </table:table-cell>
          <table:table-cell office:value-type="float" office:value="62.6563" calcext:value-type="float">
            <text:p>62.6563</text:p>
          </table:table-cell>
          <table:table-cell office:value-type="string" calcext:value-type="string">
            <text:p>Speedup</text:p>
          </table:table-cell>
          <table:table-cell table:formula="of:=[$Sheet2.$H$15]/[.H17]" office:value-type="float" office:value="3.89413156501977" calcext:value-type="float">
            <text:p>3.89413156501977</text:p>
          </table:table-cell>
          <table:table-cell office:value-type="string" calcext:value-type="string">
            <text:p>Efficiency</text:p>
          </table:table-cell>
          <table:table-cell table:formula="of:=[.L17]/[.D17]" office:value-type="float" office:value="0.973532891254942" calcext:value-type="float">
            <text:p>0.973532891254942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4.1302" calcext:value-type="float">
            <text:p>4.1302</text:p>
          </table:table-cell>
          <table:table-cell office:value-type="string" calcext:value-type="string">
            <text:p><text:s/>qsort_time </text:p>
          </table:table-cell>
          <table:table-cell office:value-type="float" office:value="62.6372" calcext:value-type="float">
            <text:p>62.6372</text:p>
          </table:table-cell>
          <table:table-cell office:value-type="string" calcext:value-type="string">
            <text:p>Speedup</text:p>
          </table:table-cell>
          <table:table-cell table:formula="of:=[$Sheet2.$H$15]/[.H18]" office:value-type="float" office:value="15.1425354704373" calcext:value-type="float">
            <text:p>15.1425354704373</text:p>
          </table:table-cell>
          <table:table-cell office:value-type="string" calcext:value-type="string">
            <text:p>Efficiency</text:p>
          </table:table-cell>
          <table:table-cell table:formula="of:=[.L18]/[.D18]" office:value-type="float" office:value="0.946408466902329" calcext:value-type="float">
            <text:p>0.946408466902329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0907" calcext:value-type="float">
            <text:p>2.0907</text:p>
          </table:table-cell>
          <table:table-cell office:value-type="string" calcext:value-type="string">
            <text:p><text:s/>qsort_time </text:p>
          </table:table-cell>
          <table:table-cell office:value-type="float" office:value="62.653" calcext:value-type="float">
            <text:p>62.653</text:p>
          </table:table-cell>
          <table:table-cell office:value-type="string" calcext:value-type="string">
            <text:p>Speedup</text:p>
          </table:table-cell>
          <table:table-cell table:formula="of:=[$Sheet2.$H$15]/[.H19]" office:value-type="float" office:value="29.914239250012" calcext:value-type="float">
            <text:p>29.914239250012</text:p>
          </table:table-cell>
          <table:table-cell office:value-type="string" calcext:value-type="string">
            <text:p>Efficiency</text:p>
          </table:table-cell>
          <table:table-cell table:formula="of:=[.L19]/[.D19]" office:value-type="float" office:value="0.467409988281437" calcext:value-type="float">
            <text:p>0.467409988281437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6074" calcext:value-type="float">
            <text:p>2.6074</text:p>
          </table:table-cell>
          <table:table-cell office:value-type="string" calcext:value-type="string">
            <text:p><text:s/>qsort_time </text:p>
          </table:table-cell>
          <table:table-cell office:value-type="float" office:value="63.2016" calcext:value-type="float">
            <text:p>63.2016</text:p>
          </table:table-cell>
          <table:table-cell office:value-type="string" calcext:value-type="string">
            <text:p>Speedup</text:p>
          </table:table-cell>
          <table:table-cell table:formula="of:=[$Sheet2.$H$15]/[.H20]" office:value-type="float" office:value="23.9862314949758" calcext:value-type="float">
            <text:p>23.9862314949758</text:p>
          </table:table-cell>
          <table:table-cell office:value-type="string" calcext:value-type="string">
            <text:p>Efficiency</text:p>
          </table:table-cell>
          <table:table-cell table:formula="of:=[.L20]/[.D20]" office:value-type="float" office:value="0.0936962167772494" calcext:value-type="float">
            <text:p>0.0936962167772494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4.6621" calcext:value-type="float">
            <text:p>4.6621</text:p>
          </table:table-cell>
          <table:table-cell office:value-type="string" calcext:value-type="string">
            <text:p><text:s/>qsort_time </text:p>
          </table:table-cell>
          <table:table-cell office:value-type="float" office:value="62.8635" calcext:value-type="float">
            <text:p>62.8635</text:p>
          </table:table-cell>
          <table:table-cell office:value-type="string" calcext:value-type="string">
            <text:p>Speedup</text:p>
          </table:table-cell>
          <table:table-cell table:formula="of:=[$Sheet2.$H$15]/[.H21]" office:value-type="float" office:value="13.4149203148796" calcext:value-type="float">
            <text:p>13.4149203148796</text:p>
          </table:table-cell>
          <table:table-cell office:value-type="string" calcext:value-type="string">
            <text:p>Efficiency</text:p>
          </table:table-cell>
          <table:table-cell table:formula="of:=[.L21]/[.D21]" office:value-type="float" office:value="0.0131005081199996" calcext:value-type="float">
            <text:p>0.0131005081199996</text:p>
          </table:table-cell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shapes>
          <draw:frame draw:z-index="0" draw:style-name="gr1" draw:text-style-name="P1" svg:width="15.991cm" svg:height="9.009cm" svg:x="10.722cm" svg:y="6.119cm">
            <draw:object draw:notify-on-update-of-ranges="Sheet3.L2:Sheet3.L4 Sheet3.H2:Sheet3.H4 Sheet3.H5:Sheet3.H7 Sheet3.H8:Sheet3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354" calcext:value-type="float">
            <text:p>2.1354</text:p>
          </table:table-cell>
          <table:table-cell office:value-type="string" calcext:value-type="string">
            <text:p><text:s/>qsort_time </text:p>
          </table:table-cell>
          <table:table-cell office:value-type="float" office:value="62.9506" calcext:value-type="float">
            <text:p>62.95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66.411" calcext:value-type="float">
            <text:p>66.411</text:p>
          </table:table-cell>
          <table:table-cell office:value-type="string" calcext:value-type="string">
            <text:p><text:s/>qsort_time </text:p>
          </table:table-cell>
          <table:table-cell office:value-type="float" office:value="63.2341" calcext:value-type="float">
            <text:p>63.23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66.0739" calcext:value-type="float">
            <text:p>66.0739</text:p>
          </table:table-cell>
          <table:table-cell office:value-type="string" calcext:value-type="string">
            <text:p><text:s/>qsort_time </text:p>
          </table:table-cell>
          <table:table-cell office:value-type="float" office:value="62.8416" calcext:value-type="float">
            <text:p>62.8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3.9601" calcext:value-type="float">
            <text:p>3.9601</text:p>
          </table:table-cell>
          <table:table-cell office:value-type="string" calcext:value-type="string">
            <text:p><text:s/>qsort_time </text:p>
          </table:table-cell>
          <table:table-cell office:value-type="float" office:value="62.6805" calcext:value-type="float">
            <text:p>62.68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ockets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308" calcext:value-type="float">
            <text:p>2.1308</text:p>
          </table:table-cell>
          <table:table-cell office:value-type="string" calcext:value-type="string">
            <text:p><text:s/>qsort_time </text:p>
          </table:table-cell>
          <table:table-cell office:value-type="float" office:value="63.0451" calcext:value-type="float">
            <text:p>63.0451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305" calcext:value-type="float">
            <text:p>2.1305</text:p>
          </table:table-cell>
          <table:table-cell office:value-type="string" calcext:value-type="string">
            <text:p><text:s/>qsort_time </text:p>
          </table:table-cell>
          <table:table-cell office:value-type="float" office:value="63.0183" calcext:value-type="float">
            <text:p>63.0183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528" calcext:value-type="float">
            <text:p>2.1528</text:p>
          </table:table-cell>
          <table:table-cell office:value-type="string" calcext:value-type="string">
            <text:p><text:s/>qsort_time </text:p>
          </table:table-cell>
          <table:table-cell office:value-type="float" office:value="62.5315" calcext:value-type="float">
            <text:p>62.5315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sockets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699" calcext:value-type="float">
            <text:p>2.1699</text:p>
          </table:table-cell>
          <table:table-cell office:value-type="string" calcext:value-type="string">
            <text:p><text:s/>qsort_time </text:p>
          </table:table-cell>
          <table:table-cell office:value-type="float" office:value="62.6303" calcext:value-type="float">
            <text:p>62.6303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743" calcext:value-type="float">
            <text:p>2.1743</text:p>
          </table:table-cell>
          <table:table-cell office:value-type="string" calcext:value-type="string">
            <text:p><text:s/>qsort_time </text:p>
          </table:table-cell>
          <table:table-cell office:value-type="float" office:value="62.9999" calcext:value-type="float">
            <text:p>62.999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1518" calcext:value-type="float">
            <text:p>2.1518</text:p>
          </table:table-cell>
          <table:table-cell office:value-type="string" calcext:value-type="string">
            <text:p><text:s/>qsort_time </text:p>
          </table:table-cell>
          <table:table-cell office:value-type="float" office:value="62.5315" calcext:value-type="float">
            <text:p>62.5315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ock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20:05:33.556000000</meta:creation-date>
    <dc:date>2022-10-20T10:53:52.697000000</dc:date>
    <meta:editing-duration>PT14H7M58S</meta:editing-duration>
    <meta:editing-cycles>1</meta:editing-cycles>
    <meta:document-statistic meta:table-count="3" meta:cell-count="464" meta:object-count="3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49cm" svg:height="10.275cm" xlink:href=".." xlink:type="simple" chart:class="chart:scatter" chart:style-name="ch1">
        <chart:title svg:x="6.884cm" svg:y="0.341cm" chart:style-name="ch2">
          <text:p>Speedup vs #Threads</text:p>
        </chart:title>
        <chart:legend chart:legend-position="end" svg:x="15.079cm" svg:y="4.34cm" style:legend-expansion="high" chart:style-name="ch3"/>
        <chart:plot-area chart:style-name="ch4" table:cell-range-address="Sheet2.D1:Sheet2.D7 Sheet2.L1:Sheet2.L21" chart:data-source-has-labels="row" svg:x="1.375cm" svg:y="1.325cm" svg:width="13.34cm" svg:height="7.764cm">
          <chart:coordinate-region svg:x="1.996cm" svg:y="1.524cm" svg:width="12.254cm" svg:height="6.918cm"/>
          <chart:axis chart:dimension="x" chart:name="primary-x" chart:style-name="ch5">
            <chart:title svg:x="7.3cm" svg:y="9.294cm" chart:style-name="ch6">
              <text:p>#Threa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926cm" chart:style-name="ch10">
              <text:p>Speedu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2.L1:Sheet2.L7" loext:label-string="list_size_12" chart:class="chart:scatter">
            <chart:domain table:cell-range-address="Sheet2.D1:Sheet2.D7"/>
            <chart:data-point chart:repeated="7"/>
          </chart:series>
          <chart:series chart:style-name="ch12" chart:values-cell-range-address="Sheet2.L8:Sheet2.L14" loext:label-string="list_size_20" chart:class="chart:scatter">
            <chart:data-point chart:repeated="7"/>
          </chart:series>
          <chart:series chart:style-name="ch13" chart:values-cell-range-address="Sheet2.L15:Sheet2.L21" loext:label-string="list_size_28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ist_size_12</text:p>
              </table:table-cell>
              <table:table-cell office:value-type="string">
                <text:p>list_size_20</text:p>
              </table:table-cell>
              <table:table-cell office:value-type="string">
                <text:p>list_size_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1:Sheet2.D7</svg:desc>
                </draw:g>
              </table:table-cell>
              <table:table-cell office:value-type="float" office:value="1">
                <text:p>1</text:p>
                <draw:g>
                  <svg:desc>Sheet2.L1:Sheet2.L7</svg:desc>
                </draw:g>
              </table:table-cell>
              <table:table-cell office:value-type="float" office:value="1">
                <text:p>1</text:p>
                <draw:g>
                  <svg:desc>Sheet2.L8:Sheet2.L14</svg:desc>
                </draw:g>
              </table:table-cell>
              <table:table-cell office:value-type="float" office:value="1">
                <text:p>1</text:p>
                <draw:g>
                  <svg:desc>Sheet2.L15:Sheet2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6944444444444">
                <text:p>1.06944444444444</text:p>
              </table:table-cell>
              <table:table-cell office:value-type="float" office:value="1.84047856430708">
                <text:p>1.84047856430708</text:p>
              </table:table-cell>
              <table:table-cell office:value-type="float" office:value="1.96421852671912">
                <text:p>1.9642185267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6229508196721">
                <text:p>1.26229508196721</text:p>
              </table:table-cell>
              <table:table-cell office:value-type="float" office:value="3.22727272727273">
                <text:p>3.22727272727273</text:p>
              </table:table-cell>
              <table:table-cell office:value-type="float" office:value="3.89413156501977">
                <text:p>3.89413156501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48125">
                <text:p>0.48125</text:p>
              </table:table-cell>
              <table:table-cell office:value-type="float" office:value="6.76190476190476">
                <text:p>6.76190476190476</text:p>
              </table:table-cell>
              <table:table-cell office:value-type="float" office:value="15.1425354704373">
                <text:p>15.1425354704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202631578947368">
                <text:p>0.202631578947368</text:p>
              </table:table-cell>
              <table:table-cell office:value-type="float" office:value="6.34364261168385">
                <text:p>6.34364261168385</text:p>
              </table:table-cell>
              <table:table-cell office:value-type="float" office:value="29.914239250012">
                <text:p>29.91423925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497737556561086">
                <text:p>0.0497737556561086</text:p>
              </table:table-cell>
              <table:table-cell office:value-type="float" office:value="0.524580846831486">
                <text:p>0.524580846831486</text:p>
              </table:table-cell>
              <table:table-cell office:value-type="float" office:value="23.9862314949758">
                <text:p>23.9862314949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000895755051709496">
                <text:p>0.000895755051709496</text:p>
              </table:table-cell>
              <table:table-cell office:value-type="float" office:value="0.0212157083587133">
                <text:p>0.0212157083587133</text:p>
              </table:table-cell>
              <table:table-cell office:value-type="float" office:value="13.4149203148796">
                <text:p>13.4149203148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29cm" svg:height="10.31cm" xlink:href=".." xlink:type="simple" chart:class="chart:scatter" chart:style-name="ch1">
        <chart:title svg:x="6.805cm" svg:y="0.342cm" chart:style-name="ch2">
          <text:p>Efficiency vs #Threads</text:p>
        </chart:title>
        <chart:legend chart:legend-position="end" svg:x="15.159cm" svg:y="4.358cm" style:legend-expansion="high" chart:style-name="ch3"/>
        <chart:plot-area chart:style-name="ch4" table:cell-range-address="Sheet2.D1:Sheet2.D7 Sheet2.N1:Sheet2.N21" chart:data-source-has-labels="row" svg:x="1.377cm" svg:y="1.327cm" svg:width="13.416cm" svg:height="7.796cm">
          <chart:coordinate-region svg:x="3.216cm" svg:y="1.526cm" svg:width="11.112cm" svg:height="6.95cm"/>
          <chart:axis chart:dimension="x" chart:name="primary-x" chart:style-name="ch5">
            <chart:title svg:x="7.34cm" svg:y="9.329cm" chart:style-name="ch6">
              <text:p>#Threa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97cm" chart:style-name="ch10">
              <text:p>Efficiency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2.N1:Sheet2.N7" loext:label-string="list_size_12" chart:class="chart:scatter">
            <chart:domain table:cell-range-address="Sheet2.D1:Sheet2.D7"/>
            <chart:data-point chart:repeated="7"/>
          </chart:series>
          <chart:series chart:style-name="ch12" chart:values-cell-range-address="Sheet2.N8:Sheet2.N14" loext:label-string="list_size_20" chart:class="chart:scatter">
            <chart:data-point chart:repeated="7"/>
          </chart:series>
          <chart:series chart:style-name="ch13" chart:values-cell-range-address="Sheet2.N15:Sheet2.N21" loext:label-string="list_size_28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ist_size_12</text:p>
              </table:table-cell>
              <table:table-cell office:value-type="string">
                <text:p>list_size_20</text:p>
              </table:table-cell>
              <table:table-cell office:value-type="string">
                <text:p>list_size_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1:Sheet2.D7</svg:desc>
                </draw:g>
              </table:table-cell>
              <table:table-cell office:value-type="float" office:value="1">
                <text:p>1</text:p>
                <draw:g>
                  <svg:desc>Sheet2.N1:Sheet2.N7</svg:desc>
                </draw:g>
              </table:table-cell>
              <table:table-cell office:value-type="float" office:value="1">
                <text:p>1</text:p>
                <draw:g>
                  <svg:desc>Sheet2.N8:Sheet2.N14</svg:desc>
                </draw:g>
              </table:table-cell>
              <table:table-cell office:value-type="float" office:value="1">
                <text:p>1</text:p>
                <draw:g>
                  <svg:desc>Sheet2.N15:Sheet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920239282153539">
                <text:p>0.920239282153539</text:p>
              </table:table-cell>
              <table:table-cell office:value-type="float" office:value="0.982109263359558">
                <text:p>0.98210926335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15573770491803">
                <text:p>0.315573770491803</text:p>
              </table:table-cell>
              <table:table-cell office:value-type="float" office:value="0.806818181818182">
                <text:p>0.806818181818182</text:p>
              </table:table-cell>
              <table:table-cell office:value-type="float" office:value="0.973532891254942">
                <text:p>0.973532891254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30078125">
                <text:p>0.030078125</text:p>
              </table:table-cell>
              <table:table-cell office:value-type="float" office:value="0.422619047619048">
                <text:p>0.422619047619048</text:p>
              </table:table-cell>
              <table:table-cell office:value-type="float" office:value="0.946408466902329">
                <text:p>0.946408466902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316611842105263">
                <text:p>0.00316611842105263</text:p>
              </table:table-cell>
              <table:table-cell office:value-type="float" office:value="0.0991194158075601">
                <text:p>0.0991194158075601</text:p>
              </table:table-cell>
              <table:table-cell office:value-type="float" office:value="0.467409988281437">
                <text:p>0.467409988281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194428733031674">
                <text:p>0.000194428733031674</text:p>
              </table:table-cell>
              <table:table-cell office:value-type="float" office:value="0.00204914393293549">
                <text:p>0.00204914393293549</text:p>
              </table:table-cell>
              <table:table-cell office:value-type="float" office:value="0.0936962167772494">
                <text:p>0.0936962167772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00000087476079268506">
                <text:p>0.00000087476079268506</text:p>
              </table:table-cell>
              <table:table-cell office:value-type="float" office:value="0.0000207184651940559">
                <text:p>0.0000207184651940559</text:p>
              </table:table-cell>
              <table:table-cell office:value-type="float" office:value="0.0131005081199996">
                <text:p>0.013100508119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2cm" svg:height="9.01cm" xlink:href=".." xlink:type="simple" chart:class="chart:bar" chart:style-name="ch1">
        <chart:title svg:x="2.423cm" svg:y="0.316cm" chart:style-name="ch2">
          <text:p>Execution Time vs OMP_PLACES+OMP_PROC_BIND </text:p>
        </chart:title>
        <chart:legend chart:legend-position="end" svg:x="14.179cm" svg:y="3.708cm" style:legend-expansion="high" chart:style-name="ch3"/>
        <chart:plot-area chart:style-name="ch4" table:cell-range-address="Sheet3.L2:Sheet3.L4 Sheet3.H2:Sheet3.H10" chart:data-source-has-labels="both" svg:x="1.33cm" svg:y="1.275cm" svg:width="12.53cm" svg:height="6.574cm">
          <chart:coordinate-region svg:x="1.951cm" svg:y="1.474cm" svg:width="11.909cm" svg:height="5.728cm"/>
          <chart:axis chart:dimension="x" chart:name="primary-x" chart:style-name="ch5" chartooo:axis-type="auto">
            <chartooo:date-scale/>
            <chart:title svg:x="6.453cm" svg:y="8.029cm" chart:style-name="ch6">
              <text:p>OMP_PLACES</text:p>
            </chart:title>
            <chart:categories table:cell-range-address="Sheet3.L2:Sheet3.L4"/>
          </chart:axis>
          <chart:axis chart:dimension="x" chart:name="secondary-x" chart:style-name="ch7"/>
          <chart:axis chart:dimension="y" chart:name="primary-y" chart:style-name="ch8">
            <chart:title svg:x="0.451cm" svg:y="5.731cm" chart:style-name="ch9">
              <text:p>Execution Tim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3.H2:Sheet3.H4" loext:label-string="master" chart:class="chart:bar">
            <chart:data-point chart:repeated="3"/>
          </chart:series>
          <chart:series chart:attached-axis="primary-y" chart:style-name="ch13" chart:values-cell-range-address="Sheet3.H5:Sheet3.H7" loext:label-string="spread" chart:class="chart:bar">
            <chart:data-point chart:repeated="3"/>
          </chart:series>
          <chart:series chart:attached-axis="primary-y" chart:style-name="ch14" chart:values-cell-range-address="Sheet3.H8:Sheet3.H10" loext:label-string="close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ter</text:p>
              </table:table-cell>
              <table:table-cell office:value-type="string">
                <text:p>spread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Sheet3.L2:Sheet3.L4</svg:desc>
                </draw:g>
              </table:table-cell>
              <table:table-cell office:value-type="float" office:value="66.411">
                <text:p>66.411</text:p>
                <draw:g>
                  <svg:desc>Sheet3.H2:Sheet3.H4</svg:desc>
                </draw:g>
              </table:table-cell>
              <table:table-cell office:value-type="float" office:value="2.1308">
                <text:p>2.1308</text:p>
                <draw:g>
                  <svg:desc>Sheet3.H5:Sheet3.H7</svg:desc>
                </draw:g>
              </table:table-cell>
              <table:table-cell office:value-type="float" office:value="2.1699">
                <text:p>2.1699</text:p>
                <draw:g>
                  <svg:desc>Sheet3.H8:Sheet3.H10</svg:desc>
                </draw:g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66.0739">
                <text:p>66.0739</text:p>
              </table:table-cell>
              <table:table-cell office:value-type="float" office:value="2.1305">
                <text:p>2.1305</text:p>
              </table:table-cell>
              <table:table-cell office:value-type="float" office:value="2.1743">
                <text:p>2.1743</text:p>
              </table:table-cell>
            </table:table-row>
            <table:table-row>
              <table:table-cell office:value-type="string">
                <text:p>sockets</text:p>
              </table:table-cell>
              <table:table-cell office:value-type="float" office:value="3.9601">
                <text:p>3.9601</text:p>
              </table:table-cell>
              <table:table-cell office:value-type="float" office:value="2.1528">
                <text:p>2.1528</text:p>
              </table:table-cell>
              <table:table-cell office:value-type="float" office:value="2.1518">
                <text:p>2.15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